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a prayer for Chay<text:span text:style-name="T2">é</text:span><text:span text:style-name="T4"> Sarah/</text:span></text:p>
      <text:p text:style-name="P5"><text:span text:style-name="T4"/></text:p>
      <text:p text:style-name="P4"><text:span text:style-name="T4">Lord! <text:s/>In the book given to our safe-keeping, the virtues and/ the foibles of the men of old, have with equal fairness been/ set forth. <text:s/>Grant that we may learn to copy the former,/ and shun the latter. <text:s/>We shall then have accomplished/ the object of the public reading of the Scriptures upon/ the Sabbath-day. <text:s/>We shall have kept in memory,/ for a worthy purpose, the </text:span><text:span text:style-name="T5">history</text:span><text:span text:style-name="T6"> as well as the ordinances/ of the past. <text:s/>This morning, Thy tried servant/ Abr</text:span><text:span text:style-name="T3">à</text:span><text:span text:style-name="T6">ham, and Thy amounted David have alike offered/ us instruction. <text:s/>The anxious care of the patriarch to guard/ his son against defilement, is contrasted remarkably with/ the culpable </text:span><text:span text:style-name="T7">indulgence to</text:span><text:span text:style-name="T6"> connivance at his children's faults, as shown/ by the ancient King of Israel. <text:s/>He who desired that Isaac/ preserved purity of manners and belief, labored to that end,/ even by procuring for him a wife unsullied by the vices/ prevailing among the gentiles of his generation. <text:s/>He, on/ the contrary, to whom the handsome form of Adonijah/ pleased so unreasonably as to render him neglectful/ of parental duties, encouraged the growth of a wicked/ disposition. <text:s/>Concerning the child of one, Thy heavenly/ </text:span></text:p>
      <text:p text:style-name="P4"><text:span text:style-name="T6"/></text:p>
      <text:p text:style-name="P4"><text:span text:style-name="T6">[Page 2]</text:span></text:p>
      <text:p text:style-name="P4"><text:span text:style-name="T6">volumes record that he went out to the field "to meditate"/ on Thy handiwork and pour forth thanks and prayers./ <text:s/>Respecting the other it is told in </text:span><text:span text:style-name="T7">the same holy</text:span><text:span text:style-name="T6"> an inspired book, that/ he went abroad devising schemes of rebellion./</text:span></text:p>
      <text:p text:style-name="P4"><text:soft-page-break/><text:span text:style-name="T6">May we be admonished by those Biblical narratives./ <text:s/>For not unfrequently a misdirected affliction for our sons,/ breeds failings which lead to ruin. <text:s/>Rather than inflict/ a momentary pain, we suffer [?] to take/ deep root; notwithstanding the counsel of the inspired/ moralist, that says "Chastise thy son, and he will give/ thee rest, yea, he will give delights to thy soul"./ <text:s/>So likewise the fondness we </text:span><text:span text:style-name="T7">cherish towards</text:span><text:span text:style-name="T6"> evince for our daughters,/ fosters at times, vanity and inordinate wishes. <text:s/>We are/ lenient </text:span><text:span text:style-name="T7">to</text:span><text:span text:style-name="T6"> about their caprices, though we have learnt that mo-/-desty, thriftiness and piety are the charms of a woman's/ character. <text:s/>Grant O Lord! that we may henceforth/ draw our love for our offspring out of the fountain of wisdom,/ so that we become more solicitous for the developping[sic!] of/ the beauties of their souls, than for the comeliness of their/ perishable bodies. <text:s/>Grant also, that when/ our son's position, shall justify their seeking a com-/-panion through life, they may go in quest thereof/</text:span></text:p>
      <text:p text:style-name="P4"><text:span text:style-name="T6"/></text:p>
      <text:p text:style-name="P4"><text:span text:style-name="T6">[Page 3]</text:span></text:p>
      <text:p text:style-name="P4"><text:span text:style-name="T6">among the virtuous of their people and creed. <text:s/>Grant/ that when our daughters shall have grown to maturity,/ they may be allied to the industrious religions of/ their own race. <text:s/>Then will we, like Abraham,/ die </text:span><text:span text:style-name="T7">of a good old age,</text:span><text:span text:style-name="T6"> contented and joyful, at being/ surrounded in our last hour by those who will reflect/ lasting honor upon the name we bear./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6T14:30:29.71</meta:creation-date>
    <dc:date>2012-04-16T14:55:01.77</dc:date>
    <dc:creator>Penn Libraries</dc:creator>
    <meta:editing-duration>PT00H08M0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634" meta:character-count="4059"/>
  </office:meta>
</office:document-meta>
</file>